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officeooo:rsid="001581df" officeooo:paragraph-rsid="0083c8fc"/>
    </style:style>
    <style:style style:name="P65" style:family="paragraph" style:parent-style-name="Preformatted_20_Text">
      <style:text-properties fo:color="#ffffff" loext:opacity="100%" officeooo:rsid="0014e081" officeooo:paragraph-rsid="0083c8fc"/>
    </style:style>
    <style:style style:name="P66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906b3f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8b9877" officeooo:paragraph-rsid="00b8053c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8ccb2a" officeooo:paragraph-rsid="008ccb2a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8d48f8" officeooo:paragraph-rsid="008d48f8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8d68b8" officeooo:paragraph-rsid="008d68b8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83c8fc" officeooo:paragraph-rsid="00906b3f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85242a" officeooo:paragraph-rsid="00906b3f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85a2fa" officeooo:paragraph-rsid="00906b3f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8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8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83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84" style:family="paragraph" style:parent-style-name="Preformatted_20_Text">
      <style:text-properties fo:color="#ffffff" loext:opacity="100%" officeooo:paragraph-rsid="0083c8fc"/>
    </style:style>
    <style:style style:name="P85" style:family="paragraph" style:parent-style-name="Preformatted_20_Text">
      <style:text-properties fo:color="#ffffff" loext:opacity="100%" officeooo:paragraph-rsid="0085a2fa"/>
    </style:style>
    <style:style style:name="P86" style:family="paragraph" style:parent-style-name="Preformatted_20_Text">
      <style:text-properties fo:color="#ffffff" loext:opacity="100%" officeooo:rsid="0083c8fc" officeooo:paragraph-rsid="00906b3f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b5cc8c" style:font-weight-asian="normal" style:font-weight-complex="normal"/>
    </style:style>
    <style:style style:name="P92" style:family="paragraph" style:parent-style-name="Preformatted_20_Text">
      <style:text-properties fo:color="#ffffff" loext:opacity="100%" officeooo:rsid="00984e95" officeooo:paragraph-rsid="00984e95"/>
    </style:style>
    <style:style style:name="P93" style:family="paragraph" style:parent-style-name="Preformatted_20_Text">
      <style:text-properties fo:color="#ffffff" loext:opacity="100%" officeooo:rsid="009bd36e" officeooo:paragraph-rsid="009bd36e"/>
    </style:style>
    <style:style style:name="P94" style:family="paragraph" style:parent-style-name="Preformatted_20_Text">
      <style:text-properties fo:color="#ffffff" loext:opacity="100%" officeooo:rsid="009d9484" officeooo:paragraph-rsid="009bd36e"/>
    </style:style>
    <style:style style:name="P95" style:family="paragraph" style:parent-style-name="Preformatted_20_Text">
      <style:text-properties fo:color="#ffffff" loext:opacity="100%" officeooo:rsid="009d9484" officeooo:paragraph-rsid="009d9484"/>
    </style:style>
    <style:style style:name="P96" style:family="paragraph" style:parent-style-name="Preformatted_20_Text">
      <style:text-properties fo:color="#ffffff" loext:opacity="100%" officeooo:rsid="009e3cea" officeooo:paragraph-rsid="009e3cea"/>
    </style:style>
    <style:style style:name="P97" style:family="paragraph" style:parent-style-name="Preformatted_20_Text">
      <style:text-properties fo:color="#ffffff" loext:opacity="100%" officeooo:rsid="00a1bd78" officeooo:paragraph-rsid="00a1bd78"/>
    </style:style>
    <style:style style:name="P98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99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0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176266" officeooo:paragraph-rsid="00b027b1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b5cc8c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13" style:family="paragraph" style:parent-style-name="Preformatted_20_Text">
      <style:text-properties fo:color="#ffffff" loext:opacity="100%" officeooo:paragraph-rsid="0083c8fc"/>
    </style:style>
    <style:style style:name="P114" style:family="paragraph" style:parent-style-name="Preformatted_20_Text">
      <style:text-properties fo:color="#ffffff" loext:opacity="100%" officeooo:rsid="00bd0e9d" officeooo:paragraph-rsid="00bd0e9d"/>
    </style:style>
    <style:style style:name="P115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116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117" style:family="paragraph" style:parent-style-name="Preformatted_20_Text">
      <style:text-properties fo:color="#ffffff" loext:opacity="100%" officeooo:rsid="009fcc34" officeooo:paragraph-rsid="009fcc34"/>
    </style:style>
    <style:style style:name="P118" style:family="paragraph" style:parent-style-name="Preformatted_20_Text">
      <style:text-properties fo:color="#ffffff" loext:opacity="100%" officeooo:rsid="009fcc34" officeooo:paragraph-rsid="00c0900e"/>
    </style:style>
    <style:style style:name="P119" style:family="paragraph" style:parent-style-name="Preformatted_20_Text">
      <style:text-properties fo:color="#ffffff" loext:opacity="100%" officeooo:rsid="009bd36e" officeooo:paragraph-rsid="009bd36e"/>
    </style:style>
    <style:style style:name="P120" style:family="paragraph" style:parent-style-name="Preformatted_20_Text">
      <style:text-properties fo:color="#ffffff" loext:opacity="100%" officeooo:rsid="009d9484" officeooo:paragraph-rsid="009d9484"/>
    </style:style>
    <style:style style:name="P121" style:family="paragraph" style:parent-style-name="Preformatted_20_Text">
      <style:text-properties fo:color="#ffffff" loext:opacity="100%" officeooo:rsid="009d9484" officeooo:paragraph-rsid="00c0900e"/>
    </style:style>
    <style:style style:name="P122" style:family="paragraph" style:parent-style-name="Preformatted_20_Text">
      <style:text-properties fo:color="#ffffff" loext:opacity="100%" officeooo:rsid="009e3cea" officeooo:paragraph-rsid="00c0900e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9fcc34"/>
    </style:style>
    <style:style style:name="T42" style:family="text">
      <style:text-properties officeooo:rsid="00a49489"/>
    </style:style>
    <style:style style:name="T43" style:family="text">
      <style:text-properties officeooo:rsid="00a9e97f"/>
    </style:style>
    <style:style style:name="T44" style:family="text">
      <style:text-properties officeooo:rsid="00b2803a"/>
    </style:style>
    <style:style style:name="T45" style:family="text">
      <style:text-properties officeooo:rsid="00b8053c"/>
    </style:style>
    <style:style style:name="T46" style:family="text">
      <style:text-properties officeooo:rsid="00b84326"/>
    </style:style>
    <style:style style:name="T47" style:family="text">
      <style:text-properties officeooo:rsid="00c090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6"/>
      <text:p text:style-name="P92">first make a list of all functions that a calculation goes through, and what result it should give:</text:p>
      <text:p text:style-name="P92"/>
      <text:p text:style-name="P93">operatorpress:</text:p>
      <text:p text:style-name="P93"/>
      <text:p text:style-name="P93"/>
      <text:p text:style-name="P93">runEquals:</text:p>
      <text:p text:style-name="P121"><text:span text:style-name="T47">makeStringArray</text:span><text:tab/></text:p>
      <text:p text:style-name="P121"><text:span text:style-name="T47"><text:tab/></text:span>evaluateStringSymbols</text:p>
      <text:p text:style-name="P121"><text:span text:style-name="T47"><text:tab/></text:span><text:tab/><text:tab/>makeInputArray</text:p>
      <text:p text:style-name="P122"><text:span text:style-name="T47"><text:tab/></text:span><text:tab/><text:tab/><text:tab/>numberOrOperator</text:p>
      <text:p text:style-name="P122">checkForErrors</text:p>
      <text:p text:style-name="P118"><text:tab/>doubleOperators</text:p>
      <text:p text:style-name="P118"/>
      <text:p text:style-name="P95"><text:span text:style-name="T47"><text:tab/></text:span>calculate</text:p>
      <text:p text:style-name="P117"><text:tab/><text:span text:style-name="T47"><text:tab/></text:span>calculateInOrder</text:p>
      <text:p text:style-name="P117"><text:tab/><text:tab/><text:span text:style-name="T47"><text:tab/></text:span>doCalculation</text:p>
      <text:p text:style-name="P93">displayAns</text:p>
      <text:p text:style-name="P93">clearEntry</text:p>
      <text:p text:style-name="P93"/>
      <text:p text:style-name="P94"/>
      <text:p text:style-name="P95">split the calculate function into: makeStringObject &amp; calculate</text:p>
      <text:p text:style-name="P95"/>
      <text:p text:style-name="P97">make <text:span text:style-name="T43">the functions </text:span>parameter-dependent in the following order:</text:p>
      <text:p text:style-name="P98">clearEntry</text:p>
      <text:p text:style-name="P99">displayAns</text:p>
      <text:p text:style-name="P100">doCalculation</text:p>
      <text:p text:style-name="P100">calculateInOrder</text:p>
      <text:p text:style-name="P100">doubleOperators</text:p>
      <text:p text:style-name="P101"><text:span text:style-name="T42">c</text:span>heckForErrors</text:p>
      <text:p text:style-name="P101">numberOrOperator</text:p>
      <text:p text:style-name="P102">makeInputArray</text:p>
      <text:p text:style-name="P81">evaluateStringSymbols</text:p>
      <text:p text:style-name="P81">calculate</text:p>
      <text:p text:style-name="P82">runEquals</text:p>
      <text:p text:style-name="P82"/>
      <text:p text:style-name="P82"/>
      <text:p text:style-name="P60">to add an operator:</text:p>
      <text:p text:style-name="P103"><text:span text:style-name="T44">- </text:span>add the operator to the operatorObject + different ways that it can be written</text:p>
      <text:p text:style-name="P103"/>
      <text:p text:style-name="P104">find out why there is a loop somewhere in the calculate function, if there is an unknown symbol</text:p>
      <text:p text:style-name="P105">why is i not going up <text:span text:style-name="T45">i</text:span>n value</text:p>
      <text:p text:style-name="P90"/>
      <text:p text:style-name="P103"/>
      <text:p text:style-name="P106"><text:span text:style-name="T44">- </text:span>write a way to check <text:span text:style-name="T44">if the symbol is</text:span> this operator<text:span text:style-name="T44">, or if might be used for some other reason</text:span> in the checkOperator()</text:p>
      <text:p text:style-name="P88"><text:span text:style-name="T44">- </text:span>add the calculation in the doCalculation function</text:p>
      <text:p text:style-name="P83"><text:span text:style-name="T44">- </text:span>think about possible errors, and add these in checkForErrors()</text:p>
      <text:p text:style-name="P82"/>
      <text:p text:style-name="P67"/>
      <text:p text:style-name="P69">add brackets<text:span text:style-name="T37">:</text:span></text:p>
      <text:p text:style-name="P107">check the whole object for brackets. if the amount of opening and closing brackets are not equal, give an error</text:p>
      <text:p text:style-name="P69"/>
      <text:p text:style-name="P110">how to make the calculator not crash when an opening bracket has been found</text:p>
      <text:p text:style-name="P69"/>
      <text:p text:style-name="P107">when you find a <text:span text:style-name="T38">closer </text:span>bracket, save the index<text:span text:style-name="T45">, return the symbol</text:span></text:p>
      <text:p text:style-name="P70"/>
      <text:p text:style-name="P112">make an array of the openBracket indexes</text:p>
      <text:p text:style-name="P70"/>
      <text:p text:style-name="P70"><text:soft-page-break/></text:p>
      <text:p text:style-name="P116">let the calculate function run with return values</text:p>
      <text:p text:style-name="P116">if a closebracket has been found, get the index of the last open brackets</text:p>
      <text:p text:style-name="P116"/>
      <text:p text:style-name="P116">get the array elements in between (not including) the brackets.</text:p>
      <text:p text:style-name="P116"/>
      <text:p text:style-name="P116">get the calculation value </text:p>
      <text:p text:style-name="P116"/>
      <text:p text:style-name="P116"/>
      <text:p text:style-name="P70"/>
      <text:p text:style-name="P71">scan <text:span text:style-name="T38">back </text:span>until you find the <text:span text:style-name="T38">first opening</text:span> blacket<text:span text:style-name="T38">, save that index,</text:span><text:span text:style-name="T45"> return that symbol and index</text:span></text:p>
      <text:p text:style-name="P71"/>
      <text:p text:style-name="P71"><text:span text:style-name="T38">isolate the </text:span><text:span text:style-name="T45">array elements in between, and return the string that is in between those values</text:span></text:p>
      <text:p text:style-name="P71"/>
      <text:p text:style-name="P71"><text:span text:style-name="T38">run it through the calculate function, and </text:span><text:span text:style-name="T46">alert the value</text:span></text:p>
      <text:p text:style-name="P70"/>
      <text:p text:style-name="P70"/>
      <text:p text:style-name="P72">first make the function calculate re-usable for different arrays.</text:p>
      <text:p text:style-name="P73">add brackets to the symbolObject</text:p>
      <text:p text:style-name="P73">give them precedence 2</text:p>
      <text:p text:style-name="P73">if a ) bracket is found, console.log that bracket</text:p>
      <text:p text:style-name="P73">if a ) bracket is found, iterate backwards through the array, until you find the first ( bracket, then stop.</text:p>
      <text:p text:style-name="P73">console log that value and index.</text:p>
      <text:p text:style-name="P73"/>
      <text:p text:style-name="P73">okay, now we have the indexes of both brackets<text:span text:style-name="T39">. we should now isolate what is in between them</text:span></text:p>
      <text:p text:style-name="P73"/>
      <text:p text:style-name="P74">take that length of the array, and fill it up with value bracketResult (for now value B)</text:p>
      <text:p text:style-name="P74"/>
      <text:p text:style-name="P74">now take that array, and put it through the calculate() function, return the value</text:p>
      <text:p text:style-name="P70"/>
      <text:p text:style-name="P70"/>
      <text:p text:style-name="P86">ANS</text:p>
      <text:p text:style-name="P86">what is ans actually?</text:p>
      <text:p text:style-name="P86"/>
      <text:p text:style-name="P86">ans is <text:span text:style-name="T33">the </text:span>value that is the last result that was calculated.</text:p>
      <text:p text:style-name="P75">when you click it, its value is added to the calculation.</text:p>
      <text:p text:style-name="P75"/>
      <text:p text:style-name="P76">if the ans is clicked += the ans value to the displayTop</text:p>
      <text:p text:style-name="P76"/>
      <text:p text:style-name="P77">=</text:p>
      <text:p text:style-name="P68">delete userinput and ans values,</text:p>
      <text:p text:style-name="P68"><text:span text:style-name="T35">empty</text:span> <text:span text:style-name="T35">inputArray</text:span></text:p>
      <text:p text:style-name="P70"/>
      <text:p text:style-name="P70"/>
      <text:p text:style-name="P70">(3*(4+9))*(1+1)</text:p>
      <text:p text:style-name="P66"/>
      <text:p text:style-name="P61">- part <text:span text:style-name="T33">6</text:span>:</text:p>
      <text:p text:style-name="P61">make it able to handle errors</text:p>
      <text:p text:style-name="P84"/>
      <text:p text:style-name="P84">- make a function called errorCheckEquals, errorCheckOperator, errorCheckNumber which will contain all the checks for each.</text:p>
      <text:p text:style-name="P84"/>
      <text:p text:style-name="P84">- make functions that check for error-inducing behavior, add them to the controller functions to first check for errors</text:p>
      <text:p text:style-name="P84"><text:tab/></text:p>
      <text:p text:style-name="P84"><text:tab/>- operator:</text:p>
      <text:p text:style-name="P84"><text:tab/><text:tab/>* was the operator pressed without any previous content?</text:p>
      <text:p text:style-name="P84"><text:tab/><text:tab/><text:tab/>- is there a previous ans, fill in ANS, otherwise</text:p>
      <text:p text:style-name="P84"><text:soft-page-break/><text:tab/><text:tab/><text:tab/>- remove the operator</text:p>
      <text:p text:style-name="P84"><text:tab/><text:tab/>* are there 2 operators and a num1 and num2?</text:p>
      <text:p text:style-name="P84"><text:tab/><text:tab/><text:tab/>- calculate the previous result already</text:p>
      <text:p text:style-name="P84"><text:tab/><text:tab/>* is there only num1, change the operator value</text:p>
      <text:p text:style-name="P84"><text:tab/><text:tab/>* are num1, num2, and operator all not empty? run calcAnswer()</text:p>
      <text:p text:style-name="P84"><text:tab/>- equals:</text:p>
      <text:p text:style-name="P84"><text:tab/><text:tab/>* is there any content on the screen, if not, return 0</text:p>
      <text:p text:style-name="P84"><text:tab/><text:tab/>* is there only a number on the screen, then return the number</text:p>
      <text:p text:style-name="P84"><text:tab/>- number:</text:p>
      <text:p text:style-name="P84"><text:tab/><text:tab/>* is the total length of the calculation bigger than the screen <text:tab/><text:tab/><text:tab/>length, don't allow the new number</text:p>
      <text:p text:style-name="P84"/>
      <text:p text:style-name="P85"><text:span text:style-name="T36">make an object that saves every calculation and answer</text:span><text:span text:style-name="T34">, when the = button is pressed</text:span></text:p>
      <text:p text:style-name="P84"/>
      <text:p text:style-name="P84"/>
      <text:p text:style-name="P84"/>
      <text:p text:style-name="P84"/>
      <text:p text:style-name="P84">style the calculator exactly like an oldschool calculator, with some shine on the keys</text:p>
      <text:p text:style-name="P84">and a slight curve on the sides</text:p>
      <text:p text:style-name="P84"/>
      <text:p text:style-name="P84">-------</text:p>
      <text:p text:style-name="P84"/>
      <text:p text:style-name="P64">add the option for different ways to write variables (* and x)</text:p>
      <text:p text:style-name="P84"/>
      <text:p text:style-name="P65">make negative numbers possible</text:p>
      <text:p text:style-name="P84"/>
      <text:p text:style-name="P84">bonus:</text:p>
      <text:p text:style-name="P84">take away as many global variables as possible</text:p>
      <text:p text:style-name="P84">make everything const of possible</text:p>
      <text:p text:style-name="P84"/>
      <text:p text:style-name="P84">error fixing:</text:p>
      <text:p text:style-name="P84">make C not delete ANS entries again and again, on the currently displayed result.</text:p>
      <text:p text:style-name="P84">maybe if ANS[0] == displayBottom.textContent <text:s/>remove first element?</text:p>
      <text:p text:style-name="P84">make sure the that ANS only displays the current calculated value</text:p>
      <text:p text:style-name="P114">when there is a closingbracket first, of an openngbracket last</text:p>
      <text:p text:style-name="P84"/>
      <text:p text:style-name="P59">to add an operator:</text:p>
      <text:p text:style-name="P78">add the operator to the operatorObject + different ways that it can be written</text:p>
      <text:p text:style-name="P79">write a way to check for this operator in the check<text:span text:style-name="T40">Symbol</text:span>()</text:p>
      <text:p text:style-name="P80">make a way to write this in makeSymbolString</text:p>
      <text:p text:style-name="P87">add the calculation in the doCalculation function</text:p>
      <text:p text:style-name="P87"/>
      <text:p text:style-name="P87"/>
      <text:p text:style-name="P89">if you press a key, why does the textinput change</text:p>
      <text:p text:style-name="P109"/>
      <text:p text:style-name="P91"/>
      <text:p text:style-name="P91">calculateInOrder</text:p>
      <text:p text:style-name="P91">javascript.js:462 doCalculation</text:p>
      <text:p text:style-name="P91">javascript.js:438 iteration is: 2</text:p>
      <text:p text:style-name="P91">javascript.js:440 (5) [{…}, '1', {…}, '2', {…}]</text:p>
      <text:p text:style-name="P91">javascript.js:429 calculateInOrder</text:p>
      <text:p text:style-name="P91">javascript.js:462 doCalculation</text:p>
      <text:p text:style-name="P91">javascript.js:438 iteration is: 2</text:p>
      <text:p text:style-name="P91">javascript.js:440 (5) [{…}, '1', {…}, '2', {…}]</text:p>
      <text:p text:style-name="P91">javascript.js:429 calculateInOrder</text:p>
      <text:p text:style-name="P91">javascript.js:462 doCalculation</text:p>
      <text:p text:style-name="P91">javascript.js:438 iteration is: 2</text:p>
      <text:p text:style-name="P91">javascript.js:440 (5) [{…}, '1', {…}, '2', {…}]</text:p>
      <text:p text:style-name="P91">javascript.js:429 calculateInOrder</text:p>
      <text:p text:style-name="P91">javascript.js:462 doCalcul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1T19:40:05.501927915</dc:date>
    <meta:editing-duration>P2DT18H24M9S</meta:editing-duration>
    <meta:editing-cycles>122</meta:editing-cycles>
    <meta:generator>LibreOffice/7.3.7.2$Linux_X86_64 LibreOffice_project/30$Build-2</meta:generator>
    <meta:document-statistic meta:table-count="0" meta:image-count="0" meta:object-count="0" meta:page-count="8" meta:paragraph-count="247" meta:word-count="2056" meta:character-count="11994" meta:non-whitespace-character-count="10083"/>
  </office:meta>
</office:document-meta>
</file>